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viajante pode consultar, adicionar, alterar ou excluir roteiros no sistema.</text:p>
      <text:p text:style-name="Text_20_body"/>
      <text:h text:style-name="Heading_20_2" text:outline-level="2">Atores:</text:h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roteiros. <text:s/></text:p>
      <text:p text:style-name="Text_20_body"><text:tab/>2 – O sistema apresenta a tela com a listagens de roteiros. [A.1 – Detalhar][A.2 – Inser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3 - Alterar][A.4 – Excluir][A.5 – Manter destino][A.6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roteiro que deseja alterar no resultado da pesquisa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/>
      <text:p text:style-name="Text_20_body"><text:soft-page-break/><text:tab/>A.4 [Excluir]</text:p>
      <text:p text:style-name="Text_20_body"><text:tab/><text:tab/>1 – O usuário seleciona o roteir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Standard"><text:tab/>A.5 – [Manter destino]</text:p>
      <text:p text:style-name="Standard"><text:tab/><text:tab/>Os passos estão descritos no caso de uso Manter destino(UC – 05).</text:p>
      <text:p text:style-name="Standard"><text:tab/>A.6 – [Manter programa]</text:p>
      <text:p text:style-name="Standard"><text:tab/><text:tab/>Os passos estão descritos no caso de uso Manter programa(UC – 11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15T11:06:09</dc:date>
    <meta:editing-duration>PT00H38M57S</meta:editing-duration>
    <meta:editing-cycles>10</meta:editing-cycles>
    <meta:generator>OpenOffice.org/3.0$Unix OpenOffice.org_project/300m15$Build-9379</meta:generator>
    <meta:document-statistic meta:table-count="0" meta:image-count="0" meta:object-count="0" meta:page-count="2" meta:paragraph-count="37" meta:word-count="328" meta:character-count="1905"/>
  </office:meta>
</office:document-meta>
</file>